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cdd7" officeooo:paragraph-rsid="0001cdd7"/>
    </style:style>
    <style:style style:name="P2" style:family="paragraph" style:parent-style-name="Standard">
      <style:text-properties officeooo:rsid="00035052" officeooo:paragraph-rsid="00035052"/>
    </style:style>
    <style:style style:name="P3" style:family="paragraph" style:parent-style-name="Standard">
      <style:text-properties officeooo:rsid="0004360c" officeooo:paragraph-rsid="0004360c"/>
    </style:style>
    <style:style style:name="P4" style:family="paragraph" style:parent-style-name="Standard">
      <style:text-properties officeooo:rsid="0007ce3e" officeooo:paragraph-rsid="0007ce3e"/>
    </style:style>
    <style:style style:name="P5" style:family="paragraph" style:parent-style-name="Standard">
      <style:text-properties officeooo:rsid="00088769" officeooo:paragraph-rsid="00088769"/>
    </style:style>
    <style:style style:name="P6" style:family="paragraph" style:parent-style-name="Standard">
      <style:text-properties officeooo:rsid="000a811a" officeooo:paragraph-rsid="000a811a"/>
    </style:style>
    <style:style style:name="P7" style:family="paragraph" style:parent-style-name="Standard">
      <style:text-properties officeooo:rsid="000bf3cc" officeooo:paragraph-rsid="000bf3cc"/>
    </style:style>
    <style:style style:name="P8" style:family="paragraph" style:parent-style-name="Standard">
      <style:text-properties officeooo:rsid="000d798f" officeooo:paragraph-rsid="000d798f"/>
    </style:style>
    <style:style style:name="P9" style:family="paragraph" style:parent-style-name="Standard">
      <style:text-properties officeooo:rsid="000e6595" officeooo:paragraph-rsid="000e6595"/>
    </style:style>
    <style:style style:name="P10" style:family="paragraph" style:parent-style-name="Standard">
      <style:text-properties officeooo:rsid="000ee2bf" officeooo:paragraph-rsid="000ee2bf"/>
    </style:style>
    <style:style style:name="P11" style:family="paragraph" style:parent-style-name="Standard">
      <style:text-properties officeooo:rsid="000f9002" officeooo:paragraph-rsid="000f9002"/>
    </style:style>
    <style:style style:name="P12" style:family="paragraph" style:parent-style-name="Standard">
      <style:text-properties officeooo:rsid="00128b45" officeooo:paragraph-rsid="00128b45"/>
    </style:style>
    <style:style style:name="P13" style:family="paragraph" style:parent-style-name="Standard">
      <style:text-properties officeooo:rsid="0013eb65" officeooo:paragraph-rsid="0013eb65"/>
    </style:style>
    <style:style style:name="P14" style:family="paragraph" style:parent-style-name="Standard">
      <style:text-properties officeooo:rsid="00154c26" officeooo:paragraph-rsid="00154c26"/>
    </style:style>
    <style:style style:name="P15" style:family="paragraph" style:parent-style-name="Standard">
      <style:text-properties officeooo:rsid="00154fdd" officeooo:paragraph-rsid="00154fdd"/>
    </style:style>
    <style:style style:name="P16" style:family="paragraph" style:parent-style-name="Standard">
      <style:text-properties officeooo:rsid="0016c8e5" officeooo:paragraph-rsid="0016c8e5"/>
    </style:style>
    <style:style style:name="P17" style:family="paragraph" style:parent-style-name="Standard">
      <style:text-properties officeooo:rsid="0018c492" officeooo:paragraph-rsid="0018c492"/>
    </style:style>
    <style:style style:name="P18" style:family="paragraph" style:parent-style-name="Standard">
      <style:text-properties officeooo:rsid="00191658" officeooo:paragraph-rsid="00191658"/>
    </style:style>
    <style:style style:name="P19" style:family="paragraph" style:parent-style-name="Standard">
      <style:text-properties officeooo:rsid="00194ac1" officeooo:paragraph-rsid="00194ac1"/>
    </style:style>
    <style:style style:name="P20" style:family="paragraph" style:parent-style-name="Standard">
      <style:text-properties officeooo:rsid="001a7f41" officeooo:paragraph-rsid="001a7f41"/>
    </style:style>
    <style:style style:name="P21" style:family="paragraph" style:parent-style-name="Standard">
      <style:text-properties officeooo:rsid="001b660a" officeooo:paragraph-rsid="001b660a"/>
    </style:style>
    <style:style style:name="P22" style:family="paragraph" style:parent-style-name="Standard">
      <style:text-properties officeooo:rsid="001c69ea" officeooo:paragraph-rsid="001c69ea"/>
    </style:style>
    <style:style style:name="P23" style:family="paragraph" style:parent-style-name="Standard">
      <style:text-properties officeooo:rsid="001ce118" officeooo:paragraph-rsid="001ce118"/>
    </style:style>
    <style:style style:name="P24" style:family="paragraph" style:parent-style-name="Standard">
      <style:text-properties officeooo:rsid="001e300f" officeooo:paragraph-rsid="001e300f"/>
    </style:style>
    <style:style style:name="P25" style:family="paragraph" style:parent-style-name="Standard">
      <style:text-properties officeooo:rsid="001efe95" officeooo:paragraph-rsid="001efe95"/>
    </style:style>
    <style:style style:name="P26" style:family="paragraph" style:parent-style-name="Standard">
      <style:text-properties officeooo:rsid="001fa53c" officeooo:paragraph-rsid="001fa53c"/>
    </style:style>
    <style:style style:name="T1" style:family="text">
      <style:text-properties officeooo:rsid="0004e8b4"/>
    </style:style>
    <style:style style:name="T2" style:family="text">
      <style:text-properties officeooo:rsid="00069a2c"/>
    </style:style>
    <style:style style:name="T3" style:family="text">
      <style:text-properties officeooo:rsid="0007ce3e"/>
    </style:style>
    <style:style style:name="T4" style:family="text">
      <style:text-properties officeooo:rsid="000f4845"/>
    </style:style>
    <style:style style:name="T5" style:family="text">
      <style:text-properties officeooo:rsid="0010efdb"/>
    </style:style>
    <style:style style:name="T6" style:family="text">
      <style:text-properties officeooo:rsid="0015b55a"/>
    </style:style>
    <style:style style:name="T7" style:family="text">
      <style:text-properties officeooo:rsid="0018c7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I.</text:span>Berlin</text:p>
      <text:p text:style-name="P1">Plus grande capitale territorial avec la prusse hohenzollern adversaire de napoléon</text:p>
      <text:p text:style-name="P1"/>
      <text:p text:style-name="P1">(récupérer cours)</text:p>
      <text:p text:style-name="P1"/>
      <text:p text:style-name="P1">place de Paris(souvenir invasion paris par prussiens?)</text:p>
      <text:p text:style-name="P1"/>
      <text:p text:style-name="P1">à partir du 19° musée comme équipement culturel indisociable</text:p>
      <text:p text:style-name="P1"/>
      <text:p text:style-name="P1"/>
      <text:p text:style-name="P1"/>
      <text:p text:style-name="P1"/>
      <text:p text:style-name="P1"/>
      <text:p text:style-name="P1">conclusion cours 1</text:p>
      <text:p text:style-name="P1"/>
      <text:p text:style-name="P1">aménagement capitale passe par réalisation de grandes perspectives urbaines satisfaisantes sur plan esthetique </text:p>
      <text:p text:style-name="P1">belle rue : alignement façade / uniformisation bâtiments (hauteur, style...)</text:p>
      <text:p text:style-name="P2">ne debouche plus forcement/ne sont pas autant poncuées par édifice/statue/monuments historiques</text:p>
      <text:p text:style-name="P2"/>
      <text:p text:style-name="P3">Paris = échelle intervention urbaine change <text:span text:style-name="T1">(non plus le quartier mais la ville entière)</text:span></text:p>
      <text:p text:style-name="P3"><text:tab/><text:span text:style-name="T2">meilleur déplacement biens et personnes</text:span></text:p>
      <text:p text:style-name="P3"/>
      <text:p text:style-name="P4">II.Paris et Vienne</text:p>
      <text:p text:style-name="P4"/>
      <text:p text:style-name="P4">II.PARIS</text:p>
      <text:p text:style-name="P4">transformation lente début 19°, accélération sous le second empire à partir de 52</text:p>
      <text:p text:style-name="P4">indissociable de Napoléon (dès qu'il est consul)</text:p>
      <text:p text:style-name="P4"/>
      <text:p text:style-name="P4">Antoine de Bonaparte en Premier consul 1802</text:p>
      <text:p text:style-name="P4">Antoine Jean Gros</text:p>
      <text:p text:style-name="P4"/>
      <text:p text:style-name="P4">Napoléon Ier en habit de sacre</text:p>
      <text:p text:style-name="P4">François Gérard</text:p>
      <text:p text:style-name="P4"/>
      <text:p text:style-name="P5">Il bénéficie d'administrateur qalifié et d'un corps d'ingénieur efficace qui sorte de l'école polytech formée après révo</text:p>
      <text:p text:style-name="P5"/>
      <text:p text:style-name="P5">archis</text:p>
      <text:p text:style-name="P5"><text:tab/>Charles Percier</text:p>
      <text:p text:style-name="P5"><text:tab/>Pierre-François-Léonard Fontaine</text:p>
      <text:p text:style-name="P5"/>
      <text:p text:style-name="P6">plan</text:p>
      <text:p text:style-name="P6"><text:tab/>démolition anciens édifice/remplacés par nouveaux</text:p>
      <text:p text:style-name="P6"><text:tab/>rues plus vastes</text:p>
      <text:p text:style-name="P6"><text:tab/>nouveaux équipement (ponts : ex = pont des Art [1° pont fr en fonte de fer)</text:p>
      <text:p text:style-name="P7">+axe Est Ouest jusqu'alors inexistant</text:p>
      <text:p text:style-name="P8">rue de Rivoli va être percée progressivement / immeubles côté nord e devait d'être identiques</text:p>
      <text:p text:style-name="P8"><text:tab/>amélioration circulation</text:p>
      <text:p text:style-name="P8"><text:tab/><text:tab/>rue principale + passage sous arcades pour piétons </text:p>
      <text:p text:style-name="P8"/>
      <text:p text:style-name="P8"/>
      <text:p text:style-name="P9"><text:soft-page-break/>tableau pour remariage avec marie-louise à arc de triomphe alors qu'il n'était pas encore construit (pour juger de l'effet de perspecive qu'il donnerais)</text:p>
      <text:p text:style-name="P9"/>
      <text:p text:style-name="P9">église de la Madeleine, ancien Temple de la gloire </text:p>
      <text:p text:style-name="P9">Elevation de la colonne de la grande armée (avec napolééon tout en haut) remplace statue éqestre de Louis XIV abbatue à la révolution</text:p>
      <text:p text:style-name="P9"/>
      <text:p text:style-name="P10">nombre de projets non réalisés à cause du financement des guerres </text:p>
      <text:p text:style-name="P10"><text:tab/><text:span text:style-name="T4">nouveau versaille : palais du roi d'europe (bois de boulogne devait en faire partis)</text:span></text:p>
      <text:p text:style-name="P10"/>
      <text:p text:style-name="P11">dans le Paris postrévolutionnaire on trouve aussi des initiatives d'organismes privés et non de l'état</text:p>
      <text:p text:style-name="P11">Les passages apparaissent à paris dans les années qui suivent la révolution</text:p>
      <text:p text:style-name="P11">(l'un des premiers = passage du Caire ; <text:span text:style-name="T5">facade de l'immeubel tois têtes d'une divinité égyptiene à oreilles de vaches)</text:span></text:p>
      <text:p text:style-name="P12">passage des panoramas</text:p>
      <text:p text:style-name="P12">espaces urbains nouveaux dans lesquelles on utilise maériaux emblemtique révo industrielle : métal et le verre</text:p>
      <text:p text:style-name="P12"/>
      <text:p text:style-name="P13">le passage a un fort dév au cours du 19° (fin du 19° à Naples gallerie _)</text:p>
      <text:p text:style-name="P14">déclin après introduction de grands magasins</text:p>
      <text:p text:style-name="P14"/>
      <text:p text:style-name="P15">grands chantiers après Napoléon</text:p>
      <text:p text:style-name="P15"><text:tab/>rue Rambuteau (préfet de la seine) qui relie les Halles aux Marais (grande percée dans centre médiévale de Paris), <text:span text:style-name="T6">13 m de large (bcp pour l'époque)</text:span></text:p>
      <text:p text:style-name="P15"><text:tab/>Rambuteau = "de l'air, de l'ombre, de l'eau" <text:span text:style-name="T6">+ dév réseau égouts + urinoire publique + vespasiennes? + troittoirs (250km dans Paris)</text:span></text:p>
      <text:p text:style-name="P15"/>
      <text:p text:style-name="P15"/>
      <text:p text:style-name="P15"/>
      <text:p text:style-name="P16">Adolphe Yvon</text:p>
      <text:p text:style-name="P16">Napoléon III remetant au baron Haussmann le décret d'annexion des communes limitrophes</text:p>
      <text:p text:style-name="P16"/>
      <text:p text:style-name="P16">travaux financés par états et banques (bcp annexations dénoncées par Zolat), lois changées par jarter plus facilement proprios et changement lois sanitaires</text:p>
      <text:p text:style-name="P16"/>
      <text:p text:style-name="P17">Baron Haussmann préfet de Paris (auparavns préfet de Bordeaux)</text:p>
      <text:p text:style-name="P17">fait drésser plan très méticuleux de Paris</text:p>
      <text:p text:style-name="P17"><text:tab/><text:span text:style-name="T7">création 20 arrondissements</text:span></text:p>
      <text:p text:style-name="P17"/>
      <text:p text:style-name="P17"/>
      <text:p text:style-name="P18">les poètes pleurent la disparition des anciennes rues (dont Bodelaire)</text:p>
      <text:p text:style-name="P18"/>
      <text:p text:style-name="P19">meilleur circulation entre centre et périphéries</text:p>
      <text:p text:style-name="P19"/>
      <text:p text:style-name="P19"/>
      <text:p text:style-name="P19">L'urbanisme ou la préocuppation liées à la ville au 19° ne sont pas que sanitaire ou utilitaires mais servent aussi de controle sociale (grande allées moins facile à defendre que petites rues n cas de révoltes)</text:p>
      <text:p text:style-name="P19"/>
      <text:p text:style-name="P19"/>
      <text:p text:style-name="P20">immeubels Haussmanniens présentent toitures/balcons alignés + dans quartier aisés piliers colossaux sur façades</text:p>
      <text:p text:style-name="P20"><text:soft-page-break/>hiérarchie sociale s'exprime aussi dans équipements du quartier</text:p>
      <text:p text:style-name="P21">église dans nouveaux quartiers sont plus travaillées/référence rév italienne et art ottomant ?</text:p>
      <text:p text:style-name="P21"/>
      <text:p text:style-name="P22">Vaudremer : église inspirée art roman et paléochrétien</text:p>
      <text:p text:style-name="P22"/>
      <text:p text:style-name="P23">avenues Haussmannienes débbouches ussi sur gares qui ne sont plus considérées juste comme des quais couverts mais des palais du voyages avec arci bcp plus monumentale</text:p>
      <text:p text:style-name="P23"/>
      <text:p text:style-name="P23"/>
      <text:p text:style-name="P24">Eugène Berlgrand (grâce à lui que l'eau courante fut dispo au rez de chausser</text:p>
      <text:p text:style-name="P24">Adolph Alphand s'occupe du service des eaux (égouts modèle copié dans le monde entier)</text:p>
      <text:p text:style-name="P24"/>
      <text:p text:style-name="P24"/>
      <text:p text:style-name="P25">meiller gestion de l'eau = a ville se couvre de fontaine</text:p>
      <text:p text:style-name="P25"/>
      <text:p text:style-name="P25"/>
      <text:p text:style-name="P26">le model haussmanien est repris en europe et en égypte (le Caire)</text:p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6M38S</meta:editing-duration>
    <meta:editing-cycles>34</meta:editing-cycles>
    <meta:generator>LibreOffice/5.3.6.1$Windows_x86 LibreOffice_project/686f202eff87ef707079aeb7f485847613344eb7</meta:generator>
    <dc:date>2018-01-22T10:19:52.849000000</dc:date>
    <meta:document-statistic meta:table-count="0" meta:image-count="0" meta:object-count="0" meta:page-count="3" meta:paragraph-count="65" meta:word-count="652" meta:character-count="4271" meta:non-whitespace-character-count="3665"/>
    <meta:user-defined meta:name="Info 1"/>
    <meta:user-defined meta:name="Info 2"/>
    <meta:user-defined meta:name="Info 3"/>
    <meta:user-defined meta:name="Info 4"/>
  </office:meta>
</office:document-meta>
</file>